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2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style:style>
    <style:style style:name="P31" style:family="paragraph" style:parent-style-name="Standard">
      <style:paragraph-properties fo:margin-top="0in" fo:margin-bottom="0.1665in" loext:contextual-spacing="false" fo:line-height="100%"/>
    </style:style>
    <style:style style:name="P32" style:family="paragraph" style:parent-style-name="Standard">
      <style:paragraph-properties fo:margin-top="0in" fo:margin-bottom="0.1665in" loext:contextual-spacing="false" fo:line-height="100%" fo:text-align="start" style:justify-single-word="false"/>
    </style:style>
    <style:style style:name="P33" style:family="paragraph" style:parent-style-name="Standard">
      <style:paragraph-properties fo:margin-top="0.1665in" fo:margin-bottom="0.1665in" loext:contextual-spacing="false" fo:line-height="100%"/>
    </style:style>
    <style:style style:name="P34" style:family="paragraph" style:parent-style-name="Standard">
      <style:paragraph-properties fo:break-before="auto" fo:break-after="auto"/>
    </style:style>
    <style:style style:name="P35" style:family="paragraph" style:parent-style-name="Heading_20_1" style:list-style-name="WWNum4"/>
    <style:style style:name="P3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999966" style:font-name="Tahoma" fo:font-size="9pt" style:font-name-asian="Tahoma1" style:font-size-asian="9pt" style:font-name-complex="Tahoma1" style:font-size-complex="9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style:font-name="Arial" fo:font-size="11pt" style:font-name-asian="Arial1" style:font-size-asian="11pt" style:font-name-complex="Arial1" style:font-size-complex="11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nit 08. Interacting with artificial intelligences</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5">Author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e</text:span></text:p>
      <text:p text:style-name="P8">Throughout this topic different symbols will be used to distinguish important elements within the content. These symbols are:</text:p>
      <text:p text:style-name="P8"/>
      <text:p text:style-name="P9"><text:span text:style-name="T9"><text:s/>📖 </text:span><text:span text:style-name="T10">Important</text:span></text:p>
      <text:p text:style-name="Standard"/>
      <text:p text:style-name="P9"><text:span text:style-name="T11"><text:s/>❕</text:span><text:span text:style-name="T12"> </text:span><text:span text:style-name="T10">Attention</text:span></text:p>
      <text:p text:style-name="Standard"><text:s/></text:p>
      <text:p text:style-name="P9"><text:span text:style-name="T9"><text:s/>💬</text:span> <text:span text:style-name="T10">Interesting</text:span></text:p>
      <text:p text:style-name="P10"><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2fr8dbh87jol" text:style-name="Index_20_Link" text:visited-style-name="Index_20_Link"><text:span text:style-name="T16">1. Introduction</text:span></text:a><text:span text:style-name="T16"><text:tab/>3</text:span></text:p>
          <text:p text:style-name="P12"><text:a xlink:type="simple" xlink:href="#_9ksr49skkgmi" text:style-name="Index_20_Link" text:visited-style-name="Index_20_Link"><text:span text:style-name="T16">2. Most typical products that use artificial intelligence</text:span></text:a><text:span text:style-name="T16"><text:tab/>3</text:span></text:p>
          <text:p text:style-name="P12"><text:soft-page-break/><text:a xlink:type="simple" xlink:href="#_kyysro96tigm" text:style-name="Index_20_Link" text:visited-style-name="Index_20_Link"><text:span text:style-name="T16">3. Text generators</text:span></text:a><text:span text:style-name="T16"><text:tab/>4</text:span></text:p>
          <text:p text:style-name="P12"><text:a xlink:type="simple" xlink:href="#_3ibf9r3bmwn8" text:style-name="Index_20_Link" text:visited-style-name="Index_20_Link"><text:span text:style-name="T16">4. Ethics when using artificial intelligence tools</text:span></text:a><text:span text:style-name="T16"><text:tab/>4</text:span></text:p>
          <text:p text:style-name="P13"><text:a xlink:type="simple" xlink:href="#_4yiixae0owjb" text:style-name="Index_20_Link" text:visited-style-name="Index_20_Link"><text:span text:style-name="T16">5. Directories with tools that use artificial intelligence</text:span></text:a><text:span text:style-name="T16"><text:tab/>5</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22"><text:span text:style-name="T14">Unit 08. Interacting with artificial intelligences</text:span></text:p>
      <text:list xml:id="list2660526262" text:style-name="WWNum4">
        <text:list-item>
          <text:p text:style-name="P35"><text:bookmark text:name="_2fr8dbh87jol"/>Introduction</text:p>
        </text:list-item>
      </text:list>
      <text:p text:style-name="Standard">Artificial Intelligence (AI) is a discipline of computer science that is based on the idea that a machine can be programmed to perform tasks that normally require human intelligence, such as pattern recognition, learning, decision-making, and solving complex problems.</text:p>
      <text:p text:style-name="Standard"/>
      <text:p text:style-name="Standard">The main goal of AI is to create systems that can act and make decisions based on data and algorithms, rather than being controlled by a human. This can be done through different techniques and approaches, such as machine learning, robotics, computer vision, and natural language processing.</text:p>
      <text:p text:style-name="Standard"/>
      <text:p text:style-name="Standard">AI has been successfully applied in a wide variety of sectors, including medicine, finance, manufacturing, and customer service. For example, AI systems can help doctors diagnose diseases faster and more accurately, or banks detect financial fraud more effectively.</text:p>
      <text:p text:style-name="Standard"><text:soft-page-break/></text:p>
      <text:p text:style-name="Standard">In short, AI is a constantly evolving discipline that has the potential to revolutionize the way people and businesses work and live.</text:p>
      <text:p text:style-name="Standard"/>
      <text:list xml:id="list30305930323425" text:continue-numbering="true" text:style-name="WWNum4">
        <text:list-item>
          <text:p text:style-name="P35"><text:bookmark text:name="_9ksr49skkgmi"/>Most typical products that use artificial intelligence</text:p>
        </text:list-item>
      </text:list>
      <text:p text:style-name="Standard">The main products that use artificial intelligence are:</text:p>
      <text:list xml:id="list2611695901" text:style-name="WWNum5">
        <text:list-item>
          <text:p text:style-name="P23"><text:span text:style-name="T10">Content generator: </text:span>generate text, images, audio, video, etc. depending on interactions with a user or with other software.</text:p>
        </text:list-item>
        <text:list-item>
          <text:p text:style-name="P23"><text:span text:style-name="T10">Virtual assistants</text:span>: They are programs designed to help users with everyday tasks like sending messages, making calls, scheduling appointments, etc.</text:p>
        </text:list-item>
        <text:list-item>
          <text:p text:style-name="P23"><text:span text:style-name="T10">Voice recognition systems:</text:span> are used to translate the human voice into text and perform actions based on voice commands.</text:p>
        </text:list-item>
        <text:list-item>
          <text:p text:style-name="P23"><text:span text:style-name="T10">Chatbots</text:span>: are programs that imitate a human conversation to provide information and help to online users.</text:p>
        </text:list-item>
        <text:list-item>
          <text:p text:style-name="P23"><text:span text:style-name="T10">Recommender systems:</text:span> use machine learning to recommend products, services, or content to users based on their interests and preferences.</text:p>
        </text:list-item>
        <text:list-item>
          <text:p text:style-name="P23"><text:span text:style-name="T10">Automatic translation systems</text:span>: use machine learning techniques to translate text or speech from one language to another.</text:p>
        </text:list-item>
        <text:list-item>
          <text:p text:style-name="P23"><text:span text:style-name="T10">Data analysis systems:</text:span>use machine learning techniques to analyse large amounts of data and extract useful information</text:p>
        </text:list-item>
        <text:list-item>
          <text:p text:style-name="P23"><text:span text:style-name="T10">Computer vision systems</text:span>: they use machine learning techniques to analyse images and extract useful information.</text:p>
        </text:list-item>
        <text:list-item>
          <text:p text:style-name="P23"><text:span text:style-name="T10">Security systems</text:span>: They use machine learning techniques to detect potential threats or anomalies in real time.</text:p>
        </text:list-item>
        <text:list-item>
          <text:p text:style-name="P26"><text:span text:style-name="T10">Industrial robotics</text:span>: robots that use artificial intelligence techniques to perform tasks in a controlled environment.</text:p>
        </text:list-item>
      </text:list>
      <text:p text:style-name="P32"/>
      <text:p text:style-name="P32"/>
      <text:list xml:id="list30305398393620" text:continue-list="list30305930323425" text:style-name="WWNum4">
        <text:list-item>
          <text:p text:style-name="P35"><text:bookmark text:name="_kyysro96tigm"/>Text generators</text:p>
        </text:list-item>
      </text:list>
      <text:p text:style-name="P33">Artificial intelligence text generators work using deep learning models such as the GPT (Generative Pre-trained Transformer) model. These models are trained on large amounts of previously written text and then use that information to autonomously generate new text.</text:p>
      <text:p text:style-name="P33">The text generation process is based on the prediction of the following words or phrases, given a previous context or “prompt” (text string with information for the system). The model considers the previous words and the probabilities associated with the following words to generate a coherent sequence of text.</text:p>
      <text:p text:style-name="P33">Text generators can be used for a variety of tasks, such as news generation, text summaries, machine translations, poetry or fiction creation, among others. However, it is important to note that the quality of the generated text is highly dependent on the quantity and quality of data used to train the model. Therefore, the results can vary significantly and can sometimes be of low quality or inconsistent.</text:p>
      <text:p text:style-name="P33">One of the best known implementations is the text generation system with dialogue called ChatGPT <text:a xlink:type="simple" xlink:href="https://chat.openai.com/chat" text:style-name="ListLabel_20_37" text:visited-style-name="ListLabel_20_37"><text:span text:style-name="T18">https://chat.openai.com/chat</text:span></text:a> , although there are other interesting ones such as Perplexity AI <text:a xlink:type="simple" xlink:href="http://perplexity.ai/" text:style-name="ListLabel_20_37" text:visited-style-name="ListLabel_20_37"><text:span text:style-name="T18">http://perplexity.ai/</text:span></text:a> </text:p>
      <text:p text:style-name="P33">Here are some links with tips and "prompts" already made to use ChatGPT:</text:p>
      <text:list xml:id="list3764076169" text:style-name="WWNum2">
        <text:list-item>
          <text:p text:style-name="P27"><text:a xlink:type="simple" xlink:href="https://mpost.io/100-best-chatgpt-prompts-to-unleash-ais-potential/" text:style-name="ListLabel_20_37" text:visited-style-name="ListLabel_20_37"><text:span text:style-name="T18">https://mpost.io/100-best-chatgpt-prompts-to-unleash-ais-potential/</text:span></text:a></text:p>
        </text:list-item>
        <text:list-item>
          <text:p text:style-name="P24"><text:a xlink:type="simple" xlink:href="https://github.com/f/awesome-chatgpt-prompts/" text:style-name="ListLabel_20_37" text:visited-style-name="ListLabel_20_37"><text:span text:style-name="T18">https://github.com/f/awesome-chatgpt-prompts/</text:span></text:a></text:p>
        </text:list-item>
        <text:list-item>
          <text:p text:style-name="P24"><text:a xlink:type="simple" xlink:href="https://saasradar.net/prompt-chatgpt/" text:style-name="ListLabel_20_37" text:visited-style-name="ListLabel_20_37"><text:span text:style-name="T18">https://saasradar.net/prompt-chatgpt/</text:span></text:a></text:p>
        </text:list-item>
        <text:list-item>
          <text:p text:style-name="P24"><text:soft-page-break/><text:a xlink:type="simple" xlink:href="https://elplacerdelseo.com/los-mejores-prompts-chatgpt-para-seo/" text:style-name="ListLabel_20_37" text:visited-style-name="ListLabel_20_37"><text:span text:style-name="T18">https://elplacerdelseo.com/los-mejores-prompts-chatgpt-para-seo/</text:span></text:a></text:p>
        </text:list-item>
      </text:list>
      <text:list xml:id="list30305779234635" text:continue-list="list30305398393620" text:style-name="WWNum4">
        <text:list-item>
          <text:p text:style-name="P35"><text:bookmark text:name="_3ibf9r3bmwn8"/>Ethics when using artificial intelligence tools</text:p>
        </text:list-item>
      </text:list>
      <text:p text:style-name="Standard">The use of artificial intelligence tools, such as ChatGPT or similar, poses some ethical challenges and responsibilities for developers, users and society in general: inclusive and diverse representation, content responsibility, proper use of the tool and privacy.</text:p>
      <text:p text:style-name="Standard"/>
      <text:p text:style-name="P31">In your specific case, the use of tools such as ChatGPT by students poses some ethical challenges and important responsibilities. Some of these challenges include:</text:p>
      <text:list xml:id="list4288811993" text:style-name="WWNum1">
        <text:list-item>
          <text:p text:style-name="P28"><text:span text:style-name="T10">Academic integrity:</text:span> students must ensure that their work is original and does not misappropriate the work of others. If using information generated by tools such as ChatGPT, it is important to properly acknowledge and cite sources.</text:p>
        </text:list-item>
        <text:list-item>
          <text:p text:style-name="P25"><text:span text:style-name="T10">Honesty and transparency</text:span>: students must be honest and transparent about their use of tools like ChatGPT in their work. If information generated by these tools is used, it is important to clearly identify that information as generated by an artificial intelligence model.</text:p>
        </text:list-item>
        <text:list-item>
          <text:p text:style-name="P25"><text:span text:style-name="T10">Responsibility for information</text:span>: language models can spread misleading or harmful information, so it is important that students take responsibility for checking and correcting the information used in their work.</text:p>
        </text:list-item>
        <text:list-item>
          <text:p text:style-name="P25"><text:span text:style-name="T10">Ethics and sustainability</text:span>: It is important that students consider the ethical and sustainable implications of using tools like ChatGPT and take steps to ensure their responsible and sustainable use.</text:p>
        </text:list-item>
      </text:list>
      <text:list xml:id="list30305553019912" text:continue-list="list30305779234635" text:style-name="WWNum4">
        <text:list-item>
          <text:p text:style-name="P35"><text:bookmark text:name="_4yiixae0owjb"/>Directories with tools that use artificial intelligence</text:p>
        </text:list-item>
      </text:list>
      <text:p text:style-name="Standard">There are some pages that collect, as a directory, different links to tools that use artificial intelligence. The most popular are:</text:p>
      <text:list xml:id="list591303468" text:style-name="WWNum3">
        <text:list-item>
          <text:p text:style-name="P29"><text:a xlink:type="simple" xlink:href="https://aifindy.com/" text:style-name="ListLabel_20_37" text:visited-style-name="ListLabel_20_37"><text:span text:style-name="T18">https://aifindy.com/</text:span></text:a></text:p>
        </text:list-item>
        <text:list-item>
          <text:p text:style-name="P30"><text:a xlink:type="simple" xlink:href="https://www.futurepedia.io/" text:style-name="ListLabel_20_37" text:visited-style-name="ListLabel_20_37"><text:span text:style-name="T18">https://www.futurepedia.i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8. Interacting with artificial intelligences</text:span></text:p>
      </style:header>
      <style:footer>
        <text:p text:style-name="MP4"><text:span text:style-name="MT1">Aplicaciones Ofimáticas (Office Applications)<text:tab/><text:tab/>Unit 08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9" meta:word-count="936" meta:character-count="6435" meta:non-whitespace-character-count="5574"/>
    <meta:generator>LibreOfficeDev/6.0.5.2$Linux_X86_64 LibreOffice_project/</meta:generator>
  </office:meta>
</office:document-meta>
</file>